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294.3" calcext:value-type="float">
            <text:p>1294,3</text:p>
          </table:table-cell>
          <table:table-cell table:formula="of:=[.A2]-[.A1]" office:value-type="float" office:value="-0.0999999999999091" calcext:value-type="float">
            <text:p>-0,099999999999909</text:p>
          </table:table-cell>
          <table:table-cell table:formula="of:=[.A3]-[.A1]" office:value-type="float" office:value="-0.200000000000045" calcext:value-type="float">
            <text:p>-0,200000000000045</text:p>
          </table:table-cell>
          <table:table-cell table:formula="of:=[.A4]-[.A2]" office:value-type="float" office:value="-0.400000000000091" calcext:value-type="float">
            <text:p>-0,400000000000091</text:p>
          </table:table-cell>
        </table:table-row>
        <table:table-row table:style-name="ro1">
          <table:table-cell office:value-type="float" office:value="1294.2" calcext:value-type="float">
            <text:p>1294,2</text:p>
          </table:table-cell>
          <table:table-cell table:formula="of:=[.A3]-[.A2]" office:value-type="float" office:value="-0.100000000000136" calcext:value-type="float">
            <text:p>-0,100000000000136</text:p>
          </table:table-cell>
          <table:table-cell table:formula="of:=[.A5]-[.A3]" office:value-type="float" office:value="-0.399999999999864" calcext:value-type="float">
            <text:p>-0,399999999999864</text:p>
          </table:table-cell>
          <table:table-cell table:formula="of:=[.A6]-[.A4]" office:value-type="float" office:value="-0.0999999999999091" calcext:value-type="float">
            <text:p>-0,099999999999909</text:p>
          </table:table-cell>
        </table:table-row>
        <table:table-row table:style-name="ro1">
          <table:table-cell office:value-type="float" office:value="1294.1" calcext:value-type="float">
            <text:p>1294,1</text:p>
          </table:table-cell>
          <table:table-cell table:formula="of:=[.A4]-[.A3]" office:value-type="float" office:value="-0.299999999999955" calcext:value-type="float">
            <text:p>-0,299999999999955</text:p>
          </table:table-cell>
          <table:table-cell table:formula="of:=[.A7]-[.A5]" office:value-type="float" office:value="0.0999999999999091" calcext:value-type="float">
            <text:p>0,099999999999909</text:p>
          </table:table-cell>
          <table:table-cell table:formula="of:=[.A8]-[.A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3.8" calcext:value-type="float">
            <text:p>1293,8</text:p>
          </table:table-cell>
          <table:table-cell table:formula="of:=[.A5]-[.A4]" office:value-type="float" office:value="-0.0999999999999091" calcext:value-type="float">
            <text:p>-0,099999999999909</text:p>
          </table:table-cell>
          <table:table-cell table:formula="of:=[.A9]-[.A7]" office:value-type="float" office:value="-0.299999999999955" calcext:value-type="float">
            <text:p>-0,299999999999955</text:p>
          </table:table-cell>
          <table:table-cell table:formula="of:=[.A10]-[.A8]" office:value-type="float" office:value="-0.400000000000091" calcext:value-type="float">
            <text:p>-0,400000000000091</text:p>
          </table:table-cell>
        </table:table-row>
        <table:table-row table:style-name="ro1">
          <table:table-cell office:value-type="float" office:value="1293.7" calcext:value-type="float">
            <text:p>1293,7</text:p>
          </table:table-cell>
          <table:table-cell table:formula="of:=[.A6]-[.A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3.7" calcext:value-type="float">
            <text:p>1293,7</text:p>
          </table:table-cell>
          <table:table-cell table:formula="of:=[.A7]-[.A6]" office:value-type="float" office:value="0.0999999999999091" calcext:value-type="float">
            <text:p>0,099999999999909</text:p>
          </table:table-cell>
          <table:table-cell table:number-columns-repeated="2"/>
        </table:table-row>
        <table:table-row table:style-name="ro1">
          <table:table-cell office:value-type="float" office:value="1293.8" calcext:value-type="float">
            <text:p>1293,8</text:p>
          </table:table-cell>
          <table:table-cell table:formula="of:=[.A8]-[.A7]" office:value-type="float" office:value="-0.0999999999999091" calcext:value-type="float">
            <text:p>-0,099999999999909</text:p>
          </table:table-cell>
          <table:table-cell table:number-columns-repeated="2"/>
        </table:table-row>
        <table:table-row table:style-name="ro1">
          <table:table-cell office:value-type="float" office:value="1293.7" calcext:value-type="float">
            <text:p>1293,7</text:p>
          </table:table-cell>
          <table:table-cell table:formula="of:=[.A9]-[.A8]" office:value-type="float" office:value="-0.200000000000045" calcext:value-type="float">
            <text:p>-0,200000000000045</text:p>
          </table:table-cell>
          <table:table-cell table:number-columns-repeated="2"/>
        </table:table-row>
        <table:table-row table:style-name="ro1">
          <table:table-cell office:value-type="float" office:value="1293.5" calcext:value-type="float">
            <text:p>1293,5</text:p>
          </table:table-cell>
          <table:table-cell table:formula="of:=[.A10]-[.A9]" office:value-type="float" office:value="-0.200000000000045" calcext:value-type="float">
            <text:p>-0,200000000000045</text:p>
          </table:table-cell>
          <table:table-cell table:number-columns-repeated="2"/>
        </table:table-row>
        <table:table-row table:style-name="ro1">
          <table:table-cell office:value-type="float" office:value="1293.3" calcext:value-type="float">
            <text:p>1293,3</text:p>
          </table:table-cell>
          <table:table-cell table:number-columns-repeated="3"/>
        </table:table-row>
        <table:table-row table:style-name="ro1">
          <table:table-cell/>
          <table:table-cell table:formula="of:=SUM([.B1:.B10])" office:value-type="float" office:value="-1" calcext:value-type="float">
            <text:p>-1</text:p>
          </table:table-cell>
          <table:table-cell table:formula="of:=SUM([.C1:.C10])" office:value-type="float" office:value="-0.799999999999955" calcext:value-type="float">
            <text:p>-0,799999999999955</text:p>
          </table:table-cell>
          <table:table-cell table:formula="of:=SUM([.D1:.D10])" office:value-type="float" office:value="-0.900000000000091" calcext:value-type="float">
            <text:p>-0,90000000000009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.5625" calcext:value-type="float">
            <text:p>0,5625</text:p>
          </table:table-cell>
        </table:table-row>
        <table:table-row table:style-name="ro1">
          <table:table-cell table:number-columns-repeated="2"/>
          <table:table-cell table:formula="of:=[.C11]*[.C12]" office:value-type="float" office:value="-0.449999999999974" calcext:value-type="float">
            <text:p>-0,449999999999974</text:p>
          </table:table-cell>
          <table:table-cell table:formula="of:=[.D11]*[.D12]" office:value-type="float" office:value="-0.506250000000051" calcext:value-type="float">
            <text:p>-0,5062500000000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8:26:22.380000000</meta:creation-date>
    <dc:date>2017-03-26T19:38:36.446000000</dc:date>
    <meta:editing-duration>PT51M43S</meta:editing-duration>
    <meta:editing-cycles>1</meta:editing-cycles>
    <meta:document-statistic meta:table-count="1" meta:cell-count="34" meta:object-count="0"/>
    <meta:generator>LibreOffice/5.2.3.3$Windows_x86 LibreOffice_project/d54a8868f08a7b39642414cf2c8ef2f228f780cf</meta:generator>
  </office:meta>
</office:document-meta>
</file>